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4000000372DFB2B78.png" manifest:media-type="image/png"/>
  <manifest:file-entry manifest:full-path="Pictures/100000000000003D0000005AE91EFE8F.png" manifest:media-type="image/png"/>
  <manifest:file-entry manifest:full-path="Pictures/1000000000000055000000526E83DC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ans2" svg:font-family="'Liberation Sans'" style:font-pitch="variable"/>
    <style:font-face style:name="cmmi10" svg:font-family="cmmi10" style:font-pitch="variable"/>
    <style:font-face style:name="cmmi101" svg:font-family="cmmi10" style:font-adornments="Italic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marker-end="Arrowheads_20_1" draw:fill="solid" draw:fill-color="#ffffcc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stroke="none" draw:fill="solid" draw:fill-color="#66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66ff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solid" draw:fill-color="#ffcccc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draw:fill="none" fo:min-height="0.385cm"/>
    </style:style>
    <style:style style:name="gr8" style:family="graphic" style:parent-style-name="standard">
      <style:graphic-properties draw:stroke="none" draw:fill="solid" draw:fill-color="#ff99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marker-end="Arrowheads_20_1" draw:fill="none" draw:fill-color="#eeeeee" draw:opacity="100%" draw:textarea-horizontal-align="justify" draw:textarea-vertical-align="middle" draw:auto-grow-height="false" draw:shadow-opacity="10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19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use-window-font-color="true" fo:font-size="16pt" style:font-size-asian="16pt" style:font-size-complex="16pt"/>
    </style:style>
    <style:style style:name="P4" style:family="paragraph">
      <style:paragraph-properties fo:text-align="center"/>
      <style:text-properties style:font-name="DejaVu Sans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style:font-name="DejaVu Sans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use-window-font-color="true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ans1" fo:font-size="12pt" style:font-size-asian="12pt" style:font-size-complex="12pt"/>
    </style:style>
    <style:style style:name="T5" style:family="text">
      <style:text-properties style:font-name="cmmi10" fo:font-size="12pt" style:font-size-asian="12pt" style:font-size-complex="12pt"/>
    </style:style>
    <style:style style:name="T6" style:family="text">
      <style:text-properties style:font-name="DejaVu Sans" fo:font-size="12pt" style:font-size-asian="12pt" style:font-size-complex="12pt"/>
    </style:style>
    <style:style style:name="T7" style:family="text">
      <style:text-properties style:font-name="cmmi101" fo:font-size="18pt" fo:font-style="normal" style:font-size-asian="18pt" style:font-style-asian="normal" style:font-size-complex="18pt" style:font-style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3cm" svg:height="5.803cm" svg:x="1.346cm" svg:y="16.4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953cm" svg:height="1cm" svg:x="1.846cm" svg:y="20.838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5cm" svg:height="1cm" svg:x="1.815cm" svg:y="19.025cm">
          <text:p text:style-name="P2"><text:span text:style-name="T1">rel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.322cm" svg:y1="20.838cm" svg:x2="4.315cm" svg:y2="20.025cm" draw:start-shape="id1" draw:start-glue-point="0" draw:end-shape="id2" draw:end-glue-point="2" svg:d="M4322 20838l-7-813" svg:viewBox="0 0 8 814">
          <text:p/>
        </draw:connector>
        <draw:custom-shape draw:style-name="gr5" draw:text-style-name="P1" xml:id="id3" draw:id="id3" draw:layer="layout" svg:width="5cm" svg:height="1cm" svg:x="1.827cm" svg:y="17.118cm">
          <text:p text:style-name="P2"><text:span text:style-name="T2">maxpo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4.315cm" svg:y1="19.025cm" svg:x2="4.327cm" svg:y2="18.118cm" draw:start-shape="id2" draw:start-glue-point="0" draw:end-shape="id3" draw:end-glue-point="2" svg:d="M4315 19025l12-907" svg:viewBox="0 0 13 908">
          <text:p/>
        </draw:connector>
        <draw:custom-shape draw:style-name="gr1" draw:text-style-name="P1" draw:layer="layout" svg:width="5.753cm" svg:height="5.969cm" svg:x="1.346cm" svg:y="16.4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953cm" svg:height="1cm" svg:x="1.846cm" svg:y="20.838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5cm" svg:height="1cm" svg:x="1.815cm" svg:y="19.025cm">
          <text:p text:style-name="P2"><text:span text:style-name="T1">rel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.322cm" svg:y1="20.838cm" svg:x2="4.315cm" svg:y2="20.025cm" draw:start-shape="id4" draw:start-glue-point="0" draw:end-shape="id5" draw:end-glue-point="2" svg:d="M4322 20838l-7-813" svg:viewBox="0 0 8 814">
          <text:p/>
        </draw:connector>
        <draw:custom-shape draw:style-name="gr5" draw:text-style-name="P1" xml:id="id6" draw:id="id6" draw:layer="layout" svg:width="5cm" svg:height="1cm" svg:x="1.827cm" svg:y="17.118cm">
          <text:p text:style-name="P2"><text:span text:style-name="T2">maxpo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4.315cm" svg:y1="19.025cm" svg:x2="4.327cm" svg:y2="18.118cm" draw:start-shape="id5" draw:start-glue-point="0" draw:end-shape="id6" draw:end-glue-point="2" svg:d="M4315 19025l12-907" svg:viewBox="0 0 13 908">
          <text:p/>
        </draw:connector>
        <draw:custom-shape draw:style-name="gr1" draw:text-style-name="P1" xml:id="id7" draw:id="id7" draw:layer="layout" svg:width="5.753cm" svg:height="1.524cm" svg:x="1.43cm" svg:y="14.0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053.6393442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753cm" svg:height="1.524cm" svg:x="1.346cm" svg:y="10.3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053.6393442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4.224cm" svg:y1="12.275cm" svg:x2="4.224cm" svg:y2="13.545cm">
          <text:p/>
        </draw:line>
        <draw:connector draw:style-name="gr4" draw:text-style-name="P4" draw:layer="layout" draw:type="line" svg:x1="4.331cm" svg:y1="23.84cm" svg:x2="4.322cm" svg:y2="21.838cm" draw:end-shape="id4" draw:end-glue-point="2" svg:d="M4331 23840l-9-2002" svg:viewBox="0 0 10 2003">
          <text:p/>
        </draw:connector>
        <draw:connector draw:style-name="gr4" draw:text-style-name="P4" draw:layer="layout" draw:type="line" svg:x1="4.327cm" svg:y1="17.118cm" svg:x2="4.306cm" svg:y2="15.577cm" draw:start-shape="id6" draw:start-glue-point="0" draw:end-shape="id7" draw:end-glue-point="2" svg:d="M4327 17118l-21-1541" svg:viewBox="0 0 22 1542">
          <text:p/>
        </draw:connector>
        <draw:frame draw:style-name="gr7" draw:text-style-name="P5" draw:layer="layout" svg:width="1.905cm" svg:height="0.729cm" svg:x="4.788cm" svg:y="21.805cm">
          <draw:text-box>
            <text:p><text:span text:style-name="T3">block </text:span><text:span text:style-name="T4">1</text:span></text:p>
          </draw:text-box>
        </draw:frame>
        <draw:frame draw:style-name="gr7" draw:text-style-name="P5" draw:layer="layout" svg:width="1.905cm" svg:height="0.729cm" svg:x="4.789cm" svg:y="15.006cm">
          <draw:text-box>
            <text:p><text:span text:style-name="T3">block </text:span><text:span text:style-name="T4">2</text:span></text:p>
          </draw:text-box>
        </draw:frame>
        <draw:frame draw:style-name="gr7" draw:text-style-name="P5" draw:layer="layout" svg:width="2.03cm" svg:height="0.742cm" svg:x="4.79cm" svg:y="11.207cm">
          <draw:text-box>
            <text:p><text:span text:style-name="T3">block </text:span><text:span text:style-name="T5">m</text:span></text:p>
          </draw:text-box>
        </draw:frame>
        <draw:custom-shape draw:style-name="gr8" draw:text-style-name="P1" xml:id="id9" draw:id="id9" draw:layer="layout" svg:width="5cm" svg:height="1cm" svg:x="1.738cm" svg:y="8.188cm">
          <text:p text:style-name="P2"><text:span text:style-name="T2">f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0" draw:id="id10" draw:layer="layout" svg:width="3.785cm" svg:height="1cm" svg:x="2.326cm" svg:y="6.341cm">
          <text:p text:style-name="P2"><text:span text:style-name="T2">f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2.399cm" svg:height="0.89cm" svg:x="5.619cm" svg:y="9.486cm">
          <draw:text-box>
            <text:p><text:span text:style-name="T6">1 x 1 x</text:span><text:span text:style-name="T3"> </text:span><text:span text:style-name="T7">k</text:span></text:p>
          </draw:text-box>
        </draw:frame>
        <draw:frame draw:style-name="gr9" draw:text-style-name="P5" draw:layer="layout" svg:width="2.399cm" svg:height="0.89cm" svg:x="5.62cm" svg:y="5.586cm">
          <draw:text-box>
            <text:p><text:span text:style-name="T6">1 x 1 x</text:span><text:span text:style-name="T3"> </text:span><text:span text:style-name="T7">d</text:span></text:p>
          </draw:text-box>
        </draw:frame>
        <draw:custom-shape draw:style-name="gr10" draw:text-style-name="P1" xml:id="id11" draw:id="id11" draw:layer="layout" svg:width="7.874cm" svg:height="17.653cm" svg:x="0.47cm" svg:y="5.2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222cm" svg:y1="10.354cm" svg:x2="4.238cm" svg:y2="9.188cm" draw:start-shape="id8" draw:start-glue-point="0" draw:end-shape="id9" draw:end-glue-point="2" svg:d="M4222 10354l16-1166" svg:viewBox="0 0 17 1167">
          <text:p/>
        </draw:connector>
        <draw:connector draw:style-name="gr4" draw:text-style-name="P4" draw:layer="layout" draw:type="line" svg:x1="4.238cm" svg:y1="8.188cm" svg:x2="4.218cm" svg:y2="7.341cm" draw:start-shape="id9" draw:start-glue-point="0" draw:end-shape="id10" draw:end-glue-point="2" svg:d="M4238 8188l-20-847" svg:viewBox="0 0 21 848">
          <text:p/>
        </draw:connector>
        <draw:frame draw:style-name="gr9" draw:text-style-name="P6" draw:layer="layout" svg:width="1.895cm" svg:height="0.996cm" svg:x="6.442cm" svg:y="12.615cm">
          <draw:text-box>
            <text:p><text:span text:style-name="T8">CNN</text:span></text:p>
          </draw:text-box>
        </draw:frame>
        <draw:connector draw:style-name="gr4" draw:text-style-name="P4" draw:layer="layout" draw:type="line" svg:x1="17.832cm" svg:y1="23.839cm" svg:x2="17.823cm" svg:y2="21.837cm" svg:d="M17832 23839l-9-2002" svg:viewBox="0 0 10 2003">
          <text:p/>
        </draw:connector>
        <draw:frame draw:style-name="gr7" draw:text-style-name="P5" draw:layer="layout" svg:width="1.905cm" svg:height="0.729cm" svg:x="18.289cm" svg:y="21.804cm">
          <draw:text-box>
            <text:p><text:span text:style-name="T3">block </text:span><text:span text:style-name="T4">1</text:span></text:p>
          </draw:text-box>
        </draw:frame>
        <draw:custom-shape draw:style-name="gr10" draw:text-style-name="P1" xml:id="id13" draw:id="id13" draw:layer="layout" svg:width="7.874cm" svg:height="17.653cm" svg:x="13.971cm" svg:y="5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xml:id="id12" draw:id="id12" draw:layer="layout" svg:width="3.292cm" svg:height="2.486cm" svg:x="9.66cm" svg:y="14.993cm">
          <draw:text-box>
            <text:p><text:span text:style-name="T8">possibly </text:span><text:span text:style-name="T8"><text:line-break/></text:span><text:span text:style-name="T8">shared</text:span><text:span text:style-name="T8"><text:line-break/></text:span><text:span text:style-name="T8">weights</text:span></text:p>
          </draw:text-box>
        </draw:frame>
        <draw:connector draw:style-name="gr11" draw:text-style-name="P4" draw:layer="layout" draw:type="curve" svg:x1="8.344cm" svg:y1="14.121cm" svg:x2="9.66cm" svg:y2="16.236cm" draw:start-shape="id11" draw:start-glue-point="1" draw:end-shape="id12" draw:end-glue-point="3" svg:d="M8344 14121c988 0 331 2115 1316 2115" svg:viewBox="0 0 1317 2116">
          <text:p/>
        </draw:connector>
        <draw:connector draw:style-name="gr11" draw:text-style-name="P4" draw:layer="layout" draw:type="curve" svg:x1="12.952cm" svg:y1="16.236cm" svg:x2="13.971cm" svg:y2="14.12cm" draw:start-shape="id12" draw:start-glue-point="1" draw:end-shape="id13" draw:end-glue-point="3" svg:d="M12952 16236c763 0 254-2116 1019-2116" svg:viewBox="0 0 1020 2117">
          <text:p/>
        </draw:connector>
        <draw:custom-shape draw:style-name="gr12" draw:text-style-name="P4" xml:id="id15" draw:id="id15" draw:layer="layout" svg:width="2.54cm" svg:height="2.413cm" svg:x="16.46cm" svg:y="0.25cm">
          <text:p text:style-name="P2"><text:span text:style-name="T8">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68cm" svg:height="1.741cm" svg:x="9.498cm" svg:y="6.727cm">
          <draw:text-box>
            <text:p><text:span text:style-name="T8">bottleneck</text:span><text:span text:style-name="T8"><text:line-break/></text:span><text:span text:style-name="T8">layers</text:span></text:p>
          </draw:text-box>
        </draw:frame>
        <draw:custom-shape draw:style-name="gr13" draw:text-style-name="P4" draw:layer="layout" svg:width="0.508cm" svg:height="3.048cm" svg:x="8.509cm" svg:y="6.07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4" draw:text-style-name="P4" draw:layer="layout" draw:type="curve" svg:x1="4.221cm" svg:y1="4.345cm" svg:x2="16.832cm" svg:y2="2.31cm" draw:start-shape="id14" draw:start-glue-point="0" draw:end-shape="id15" draw:end-glue-point="7" svg:d="M4221 4345c0-1261 12611-244 12611-2035" svg:viewBox="0 0 12612 2036">
          <text:p/>
        </draw:connector>
        <draw:connector draw:style-name="gr14" draw:text-style-name="P4" draw:layer="layout" draw:type="curve" svg:x1="17.721cm" svg:y1="4.345cm" svg:x2="17.73cm" svg:y2="2.663cm" draw:start-shape="id16" draw:start-glue-point="0" draw:end-shape="id15" draw:end-glue-point="8" svg:d="M17721 4345c0-1261 9-421 9-1682" svg:viewBox="0 0 10 1683">
          <text:p/>
        </draw:connector>
        <draw:custom-shape draw:style-name="gr15" draw:text-style-name="P4" xml:id="id14" draw:id="id14" draw:layer="layout" svg:width="3.429cm" svg:height="0.381cm" svg:x="2.507cm" svg:y="4.345cm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" svg:x1="4.218cm" svg:y1="6.341cm" svg:x2="4.221cm" svg:y2="4.726cm" draw:start-shape="id10" draw:start-glue-point="0" draw:end-shape="id14" draw:end-glue-point="2" svg:d="M4218 6341l3-1615" svg:viewBox="0 0 4 1616">
          <text:p/>
        </draw:connector>
        <draw:frame draw:style-name="gr9" draw:text-style-name="P6" draw:layer="layout" svg:width="5.011cm" svg:height="1.741cm" svg:x="-0.004cm" svg:y="2.464cm">
          <draw:text-box>
            <text:p><text:span text:style-name="T9">d</text:span><text:span text:style-name="T8">-dimensioal</text:span><text:span text:style-name="T8"><text:line-break/></text:span><text:span text:style-name="T8">feature vector</text:span></text:p>
          </draw:text-box>
        </draw:frame>
        <draw:custom-shape draw:style-name="gr15" draw:text-style-name="P4" xml:id="id16" draw:id="id16" draw:layer="layout" svg:width="3.429cm" svg:height="0.381cm" svg:x="16.007cm" svg:y="4.345cm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" svg:x1="17.719cm" svg:y1="6.34cm" svg:x2="17.721cm" svg:y2="4.726cm" draw:end-shape="id16" draw:end-glue-point="2" svg:d="M17719 6340l2-1614" svg:viewBox="0 0 3 1615">
          <text:p/>
        </draw:connector>
        <draw:connector draw:style-name="gr4" draw:text-style-name="P4" draw:layer="layout" draw:type="line" svg:x1="31.334cm" svg:y1="23.839cm" svg:x2="31.325cm" svg:y2="21.837cm" svg:d="M31334 23839l-9-2002" svg:viewBox="0 0 10 2003">
          <text:p/>
        </draw:connector>
        <draw:custom-shape draw:style-name="gr10" draw:text-style-name="P1" xml:id="id17" draw:id="id17" draw:layer="layout" svg:width="7.874cm" svg:height="17.653cm" svg:x="27.473cm" svg:y="5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895cm" svg:height="0.996cm" svg:x="33.445cm" svg:y="12.614cm">
          <draw:text-box>
            <text:p><text:span text:style-name="T8">CNN</text:span></text:p>
          </draw:text-box>
        </draw:frame>
        <draw:frame draw:style-name="gr9" draw:text-style-name="P6" xml:id="id19" draw:id="id19" draw:layer="layout" svg:width="2.974cm" svg:height="1.741cm" svg:x="23.262cm" svg:y="14.993cm">
          <draw:text-box>
            <text:p><text:span text:style-name="T8">shared</text:span><text:span text:style-name="T8"><text:line-break/></text:span><text:span text:style-name="T8">weights</text:span></text:p>
          </draw:text-box>
        </draw:frame>
        <draw:connector draw:style-name="gr11" draw:text-style-name="P4" draw:layer="layout" draw:type="curve" svg:x1="26.136cm" svg:y1="15.863cm" svg:x2="27.473cm" svg:y2="14.12cm" draw:end-shape="id17" draw:end-glue-point="3" svg:d="M26136 15863c627 0-41-1743 1337-1743" svg:viewBox="0 0 1338 1744">
          <text:p/>
        </draw:connector>
        <draw:custom-shape draw:style-name="gr15" draw:text-style-name="P4" xml:id="id18" draw:id="id18" draw:layer="layout" svg:width="3.429cm" svg:height="0.381cm" svg:x="29.509cm" svg:y="4.345cm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" svg:x1="31.221cm" svg:y1="6.34cm" svg:x2="31.223cm" svg:y2="4.726cm" draw:end-shape="id18" draw:end-glue-point="2" svg:d="M31221 6340l2-1614" svg:viewBox="0 0 3 1615">
          <text:p/>
        </draw:connector>
        <draw:frame draw:style-name="gr9" draw:text-style-name="P6" draw:layer="layout" svg:width="1.895cm" svg:height="0.996cm" svg:x="19.846cm" svg:y="12.614cm">
          <draw:text-box>
            <text:p><text:span text:style-name="T8">CNN</text:span></text:p>
          </draw:text-box>
        </draw:frame>
        <draw:connector draw:style-name="gr11" draw:text-style-name="P4" draw:layer="layout" draw:type="curve" svg:x1="21.845cm" svg:y1="14.12cm" svg:x2="23.262cm" svg:y2="15.863cm" draw:start-shape="id13" draw:start-glue-point="1" draw:end-shape="id19" draw:end-glue-point="3" svg:d="M21845 14120c1065 0 357 1743 1417 1743" svg:viewBox="0 0 1418 1744">
          <text:p/>
        </draw:connector>
        <draw:connector draw:style-name="gr4" draw:text-style-name="P2" draw:layer="layout" draw:type="curve" svg:x1="31.223cm" svg:y1="4.345cm" svg:x2="18.628cm" svg:y2="2.31cm" draw:start-shape="id18" draw:start-glue-point="0" draw:end-shape="id15" draw:end-glue-point="9" svg:d="M31223 4345c0-1261-12595-244-12595-2035" svg:viewBox="0 0 12596 2036">
          <text:p/>
        </draw:connector>
        <draw:frame draw:style-name="gr16" draw:text-style-name="P7" draw:layer="layout" svg:width="2.794cm" svg:height="0.969cm" svg:x="5.334cm" svg:y="24.423cm">
          <draw:text-box>
            <text:p text:style-name="P7"><text:span text:style-name="T10">anchor</text:span></text:p>
          </draw:text-box>
        </draw:frame>
        <draw:frame draw:style-name="gr16" draw:text-style-name="P7" draw:layer="layout" svg:width="3.291cm" svg:height="0.969cm" svg:x="18.934cm" svg:y="24.524cm">
          <draw:text-box>
            <text:p text:style-name="P7"><text:span text:style-name="T10">positive</text:span></text:p>
          </draw:text-box>
        </draw:frame>
        <draw:frame draw:style-name="gr16" draw:text-style-name="P7" draw:layer="layout" svg:width="3.145cm" svg:height="0.969cm" svg:x="32.534cm" svg:y="24.525cm">
          <draw:text-box>
            <text:p text:style-name="P7"><text:span text:style-name="T10">negative</text:span></text:p>
          </draw:text-box>
        </draw:frame>
        <draw:frame draw:style-name="gr17" draw:text-style-name="P2" draw:layer="layout" svg:width="2.388cm" svg:height="2.388cm" svg:x="30.153cm" svg:y="23.955cm">
          <draw:image xlink:href="Pictures/1000000000000055000000526E83DC89.png" xlink:type="simple" xlink:show="embed" xlink:actuate="onLoad">
            <text:p/>
          </draw:image>
        </draw:frame>
        <draw:frame draw:style-name="gr17" draw:text-style-name="P2" draw:layer="layout" svg:width="2.388cm" svg:height="2.388cm" svg:x="16.622cm" svg:y="23.972cm">
          <draw:image xlink:href="Pictures/1000000000000034000000372DFB2B78.png" xlink:type="simple" xlink:show="embed" xlink:actuate="onLoad">
            <text:p/>
          </draw:image>
        </draw:frame>
        <draw:frame draw:style-name="gr17" draw:text-style-name="P2" draw:layer="layout" svg:width="2.388cm" svg:height="2.388cm" svg:x="3.109cm" svg:y="23.847cm">
          <draw:image xlink:href="Pictures/100000000000003D0000005AE91EFE8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Liberation Sans2" svg:font-family="'Liberation Sans'" style:font-pitch="variable"/>
    <style:font-face style:name="cmmi10" svg:font-family="cmmi10" style:font-pitch="variable"/>
    <style:font-face style:name="cmmi101" svg:font-family="cmmi10" style:font-adornments="Italic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814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ns </meta:initial-creator>
    <meta:creation-date>2018-02-21T16:28:37.673167443</meta:creation-date>
    <dc:date>2018-02-23T12:30:17.177134712</dc:date>
    <dc:creator>joans </dc:creator>
    <meta:editing-duration>PT40M15S</meta:editing-duration>
    <meta:editing-cycles>11</meta:editing-cycles>
    <meta:generator>LibreOffice/4.2.8.2$Linux_X86_64 LibreOffice_project/420m0$Build-2</meta:generator>
    <meta:document-statistic meta:object-count="60"/>
  </office:meta>
</office:document-meta>
</file>